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Helvetica Neue" svg:font-family="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193.8pt"/>
    </style:style>
    <style:style style:name="co3" style:family="table-column">
      <style:table-column-properties fo:break-before="auto" style:column-width="112.51pt"/>
    </style:style>
    <style:style style:name="co4" style:family="table-column">
      <style:table-column-properties fo:break-before="auto" style:column-width="84.05pt"/>
    </style:style>
    <style:style style:name="co5" style:family="table-column">
      <style:table-column-properties fo:break-before="auto" style:column-width="243.04pt"/>
    </style:style>
    <style:style style:name="co6" style:family="table-column">
      <style:table-column-properties fo:break-before="auto" style:column-width="45.16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20.24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25.51pt" fo:break-before="auto" style:use-optimal-row-height="false"/>
    </style:style>
    <style:style style:name="ro4" style:family="table-row">
      <style:table-row-properties style:row-height="24.75pt" fo:break-before="auto" style:use-optimal-row-height="false"/>
    </style:style>
    <style:style style:name="ro5" style:family="table-row">
      <style:table-row-properties style:row-height="33.76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ta1" style:family="table" style:master-page-name="PageStyle_5f_Final_20_Sheet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4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1c458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6" style:family="table-cell" style:parent-style-name="Default">
      <style:table-cell-properties fo:border-bottom="none" fo:background-color="#1c458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" style:family="table-cell" style:parent-style-name="Default">
      <style:table-cell-properties fo:border-bottom="none" fo:background-color="#1c458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1c458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c4587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c4587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fo:background-color="#1c45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2" style:family="table-cell" style:parent-style-name="Default">
      <style:table-cell-properties fo:background-color="#1c458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3" style:family="table-cell" style:parent-style-name="Default">
      <style:table-cell-properties fo:background-color="#1c458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1c45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c4587" style:text-outline="false" style:text-line-through-style="none" style:text-line-through-type="none" style:font-name="Cambri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c4587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fo:border-bottom="none" fo:background-color="#1c45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8" style:family="table-cell" style:parent-style-name="Default">
      <style:table-cell-properties fo:background-color="#1c458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fo:background-color="#1c458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fo:background-color="#1c4587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1c458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>
      <style:table-cell-properties fo:background-color="#1c458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fo:background-color="#1c458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7" style:family="table-cell" style:parent-style-name="Default">
      <style:table-cell-properties fo:border-bottom="none" fo:background-color="#1c458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8" style:family="table-cell" style:parent-style-name="Default">
      <style:table-cell-properties fo:border-bottom="none" fo:background-color="#1c458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1c4587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2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nal 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1017" table:default-cell-style-name="Default"/>
        <table:table-row table:style-name="ro1">
          <table:table-cell table:style-name="ce1" table:number-columns-repeated="4"/>
          <table:table-cell table:style-name="ce2" table:number-columns-spanned="2" table:number-rows-spanned="1"/>
          <table:covered-table-cell/>
          <table:table-cell table:style-name="ce2" table:number-columns-spanned="1" table:number-rows-spanned="8"/>
          <table:table-cell table:number-columns-repeated="1017"/>
        </table:table-row>
        <table:table-row table:style-name="ro2">
          <table:table-cell table:style-name="ce2" table:number-columns-spanned="1" table:number-rows-spanned="7"/>
          <table:table-cell table:style-name="ce5"/>
          <table:table-cell table:style-name="ce11"/>
          <table:table-cell table:style-name="ce17" office:value-type="string" calcext:value-type="string" table:number-columns-spanned="2" table:number-rows-spanned="2">
            <text:p>LIST OF +50 CLEVER GPT-3 PROMPTS 🤖</text:p>
          </table:table-cell>
          <table:covered-table-cell table:style-name="ce22"/>
          <table:table-cell table:style-name="ce26"/>
          <table:covered-table-cell/>
          <table:table-cell table:number-columns-repeated="1017"/>
        </table:table-row>
        <table:table-row table:style-name="ro2">
          <table:covered-table-cell/>
          <table:table-cell table:style-name="ce6"/>
          <table:table-cell table:style-name="ce12"/>
          <table:covered-table-cell table:number-columns-repeated="2"/>
          <table:table-cell table:style-name="ce27"/>
          <table:covered-table-cell/>
          <table:table-cell table:number-columns-repeated="1017"/>
        </table:table-row>
        <table:table-row table:style-name="ro2">
          <table:covered-table-cell/>
          <table:table-cell table:style-name="ce7"/>
          <table:table-cell table:style-name="ce13" office:value-type="string" calcext:value-type="string">
            <text:p>Sources: </text:p>
          </table:table-cell>
          <table:table-cell table:style-name="ce18" office:value-type="string" calcext:value-type="string">
            <text:p>🙏 OpenAI / Andrew Mayene / Twitter / Marcin / GPTprompts</text:p>
          </table:table-cell>
          <table:table-cell table:style-name="ce23"/>
          <table:table-cell table:style-name="ce28"/>
          <table:covered-table-cell/>
          <table:table-cell table:number-columns-repeated="1017"/>
        </table:table-row>
        <table:table-row table:style-name="ro2">
          <table:covered-table-cell/>
          <table:table-cell table:style-name="ce7"/>
          <table:table-cell table:style-name="ce13" office:value-type="string" calcext:value-type="string">
            <text:p>Author: </text:p>
          </table:table-cell>
          <table:table-cell table:style-name="ce19" office:value-type="string" calcext:value-type="string">
            <text:p><text:a xlink:href="https://twitter.com/AlgoWriting" xlink:type="simple">AlgoWriting (Jan Kolar)</text:a></text:p>
          </table:table-cell>
          <table:table-cell table:style-name="ce24"/>
          <table:table-cell table:style-name="ce28"/>
          <table:covered-table-cell/>
          <table:table-cell table:number-columns-repeated="1017"/>
        </table:table-row>
        <table:table-row table:style-name="ro2">
          <table:covered-table-cell/>
          <table:table-cell table:style-name="ce7"/>
          <table:table-cell table:style-name="ce13" office:value-type="string" calcext:value-type="string">
            <text:p>Note: </text:p>
          </table:table-cell>
          <table:table-cell table:style-name="ce20" office:value-type="string" calcext:value-type="string" table:number-columns-spanned="2" table:number-rows-spanned="2">
            <text:p>Want to add a missing interesting prompt? Please comment or let me know on Twitter (@algowriting)</text:p>
          </table:table-cell>
          <table:covered-table-cell/>
          <table:table-cell table:style-name="ce28"/>
          <table:covered-table-cell/>
          <table:table-cell table:number-columns-repeated="1017"/>
        </table:table-row>
        <table:table-row table:style-name="ro2">
          <table:covered-table-cell/>
          <table:table-cell table:style-name="ce7"/>
          <table:table-cell table:style-name="ce13"/>
          <table:covered-table-cell table:number-columns-repeated="2"/>
          <table:table-cell table:style-name="ce28"/>
          <table:covered-table-cell/>
          <table:table-cell table:number-columns-repeated="1017"/>
        </table:table-row>
        <table:table-row table:style-name="ro3">
          <table:covered-table-cell/>
          <table:table-cell table:style-name="ce8" office:value-type="string" calcext:value-type="string">
            <text:p>Prompt</text:p>
          </table:table-cell>
          <table:table-cell table:style-name="ce14" office:value-type="string" calcext:value-type="string">
            <text:p>Sourc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Note</text:p>
          </table:table-cell>
          <table:table-cell table:style-name="ce29" office:value-type="string" calcext:value-type="string">
            <text:p>Prompt included</text:p>
          </table:table-cell>
          <table:covered-table-cell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andrewmayneblog.wordpress.com/2020/06/24/open-ai-alchemy-emoji-storytelling/" xlink:type="simple">Movies → emoji</text:a></text:p>
          </table:table-cell>
          <table:table-cell table:style-name="ce15" office:value-type="string" calcext:value-type="string">
            <text:p><text:a xlink:href="https://twitter.com/AndrewMayne" xlink:type="simple">AndrewMayne</text:a></text:p>
          </table:table-cell>
          <table:table-cell table:style-name="ce21" office:value-type="string" calcext:value-type="string">
            <text:p>Transformation</text:p>
          </table:table-cell>
          <table:table-cell table:style-name="ce21" office:value-type="string" calcext:value-type="string">
            <text:p>Frozen: 🌬👧🏻👧🏻🌲 (Prompt included)</text:p>
          </table:table-cell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andrewmayneblog.wordpress.com/2020/07/08/openai-api-alchemy-turn-a-script-into-a-novel-and-vice-versa/" xlink:type="simple">Script → Novel</text:a></text:p>
          </table:table-cell>
          <table:table-cell table:style-name="ce15" office:value-type="string" calcext:value-type="string">
            <text:p><text:a xlink:href="https://twitter.com/AndrewMayne" xlink:type="simple">AndrewMayne</text:a></text:p>
          </table:table-cell>
          <table:table-cell table:style-name="ce21" office:value-type="string" calcext:value-type="string">
            <text:p>Transformation</text:p>
          </table:table-cell>
          <table:table-cell table:style-name="ce21"/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andrewmayneblog.wordpress.com/2020/06/17/openai-alchemy-expanding-text/" xlink:type="simple">Sentence→Email Generator</text:a></text:p>
          </table:table-cell>
          <table:table-cell table:style-name="ce15" office:value-type="string" calcext:value-type="string">
            <text:p><text:a xlink:href="https://twitter.com/AndrewMayne" xlink:type="simple">AndrewMayne</text:a></text:p>
          </table:table-cell>
          <table:table-cell table:style-name="ce21" office:value-type="string" calcext:value-type="string">
            <text:p>Transformation</text:p>
          </table:table-cell>
          <table:table-cell table:style-name="ce21"/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algowriting.medium.com/how-i-reverse-engineered-gpt-3-prompt-behind-a-popular-site-ideasai-d8273d4fa864" xlink:type="simple">Startup Ideas</text:a></text:p>
          </table:table-cell>
          <table:table-cell table:style-name="ce15" office:value-type="string" calcext:value-type="string">
            <text:p><text:a xlink:href="https://twitter.com/AlgoWriting" xlink:type="simple">AlgoWriting</text:a></text:p>
          </table:table-cell>
          <table:table-cell table:style-name="ce21" office:value-type="string" calcext:value-type="string">
            <text:p>Generation</text:p>
          </table:table-cell>
          <table:table-cell table:style-name="ce25" office:value-type="string" calcext:value-type="string">
            <text:p><text:a xlink:href="http://ideasai.net/" xlink:type="simple">Startup ideas prompt based on IdeasAI.net</text:a></text:p>
          </table:table-cell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reddit.com/r/GPT3/comments/jwdldl/30_tinder_openers_from_gpt3_do_you_like_nanobots/" xlink:type="simple">Tinder openers</text:a></text:p>
          </table:table-cell>
          <table:table-cell table:style-name="ce15" office:value-type="string" calcext:value-type="string">
            <text:p><text:a xlink:href="https://twitter.com/AlgoWriting" xlink:type="simple">AlgoWriting</text:a></text:p>
          </table:table-cell>
          <table:table-cell table:style-name="ce21" office:value-type="string" calcext:value-type="string">
            <text:p>Generation</text:p>
          </table:table-cell>
          <table:table-cell table:style-name="ce21" office:value-type="string" calcext:value-type="string">
            <text:p>"Do you like nanobots?"</text:p>
          </table:table-cell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twitter.com/DonCubed/status/1284908940149395456" xlink:type="simple">Resume Generator </text:a></text:p>
          </table:table-cell>
          <table:table-cell table:style-name="ce15" office:value-type="string" calcext:value-type="string">
            <text:p><text:a xlink:href="https://twitter.com/DonCubed" xlink:type="simple">Don 𝘧𝘳𝘰𝘮 urspace.io</text:a></text:p>
          </table:table-cell>
          <table:table-cell table:style-name="ce21" office:value-type="string" calcext:value-type="string">
            <text:p>Generation</text:p>
          </table:table-cell>
          <table:table-cell table:style-name="ce21"/>
          <table:table-cell table:style-name="ce30" office:value-type="string" calcext:value-type="string">
            <text:p>❌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notion.so/Tweet-Generation-91d7d9c7c047495e96837e2536099006" xlink:type="simple">Tweet Generation</text:a></text:p>
          </table:table-cell>
          <table:table-cell table:style-name="ce15" office:value-type="string" calcext:value-type="string">
            <text:p><text:a xlink:href="https://gist.github.com/gdb" xlink:type="simple">Greg Brockman</text:a></text:p>
          </table:table-cell>
          <table:table-cell table:style-name="ce21" office:value-type="string" calcext:value-type="string">
            <text:p>Generation</text:p>
          </table:table-cell>
          <table:table-cell table:style-name="ce21"/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ideo.com/blog/the-rules-of-brainstorming-change-when-ai-gets-involved-heres-how?utm_content=143682113&amp;utm_medium=social&amp;utm_source=twitter&amp;hss_channel=tw-23462787" xlink:type="simple">AI Brainstorming</text:a></text:p>
          </table:table-cell>
          <table:table-cell table:style-name="ce16" office:value-type="string" calcext:value-type="string">
            <text:p>Ideo</text:p>
          </table:table-cell>
          <table:table-cell table:style-name="ce21" office:value-type="string" calcext:value-type="string">
            <text:p>Generation</text:p>
          </table:table-cell>
          <table:table-cell table:style-name="ce21" office:value-type="string" calcext:value-type="string">
            <text:p>How to use GPT-3 in brainstorming sessions</text:p>
          </table:table-cell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gist.github.com/brockmanmatt/7593226da604f8827825ef405df2b0fd" xlink:type="simple">Google Ads Headlines</text:a></text:p>
          </table:table-cell>
          <table:table-cell table:style-name="ce15" office:value-type="string" calcext:value-type="string">
            <text:p><text:a xlink:href="https://gist.github.com/brockmanmatt" xlink:type="simple">Matt Brockman</text:a></text:p>
          </table:table-cell>
          <table:table-cell table:style-name="ce21" office:value-type="string" calcext:value-type="string">
            <text:p>Generation</text:p>
          </table:table-cell>
          <table:table-cell table:style-name="ce21" office:value-type="string" calcext:value-type="string">
            <text:p>Prompt saved in GitHub with examples</text:p>
          </table:table-cell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gist.github.com/brockmanmatt/7593226da604f8827825ef405df2b0fd" xlink:type="simple">Google Ads Description</text:a></text:p>
          </table:table-cell>
          <table:table-cell table:style-name="ce15" office:value-type="string" calcext:value-type="string">
            <text:p><text:a xlink:href="https://gist.github.com/brockmanmatt" xlink:type="simple">Matt Brockman</text:a></text:p>
          </table:table-cell>
          <table:table-cell table:style-name="ce21" office:value-type="string" calcext:value-type="string">
            <text:p>Generation</text:p>
          </table:table-cell>
          <table:table-cell table:style-name="ce21" office:value-type="string" calcext:value-type="string">
            <text:p>Prompt saved in GitHub with examples</text:p>
          </table:table-cell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medium.com/merzazine/love-letters-written-by-a-toaster-e9e795c6409f" xlink:type="simple">Love Letters</text:a></text:p>
          </table:table-cell>
          <table:table-cell table:style-name="ce15" office:value-type="string" calcext:value-type="string">
            <text:p><text:a xlink:href="https://twitter.com/Merzmensch" xlink:type="simple">Merzmensch</text:a></text:p>
          </table:table-cell>
          <table:table-cell table:style-name="ce21" office:value-type="string" calcext:value-type="string">
            <text:p>Generation</text:p>
          </table:table-cell>
          <table:table-cell table:style-name="ce21" office:value-type="string" calcext:value-type="string">
            <text:p>"Love Letters, written by a Toaster."</text:p>
          </table:table-cell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notion.so/Cover-Letter-Generator-8ac55d1145dc4243ae0dc97345e3661f" xlink:type="simple">Cover Letter Generator</text:a></text:p>
          </table:table-cell>
          <table:table-cell table:style-name="ce15" office:value-type="string" calcext:value-type="string">
            <text:p><text:a xlink:href="https://www.notion.so/OpenAI-API-Community-Examples-ce088785e541498698c1895798e67664" xlink:type="simple">Open AI Directory</text:a></text:p>
          </table:table-cell>
          <table:table-cell table:style-name="ce21" office:value-type="string" calcext:value-type="string">
            <text:p>Generation</text:p>
          </table:table-cell>
          <table:table-cell table:style-name="ce21"/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notion.so/Idea-Generator-3f5492dd27c44c23a1f1629e8fc03b00" xlink:type="simple">Movie Idea Generation</text:a></text:p>
          </table:table-cell>
          <table:table-cell table:style-name="ce15" office:value-type="string" calcext:value-type="string">
            <text:p><text:a xlink:href="https://www.notion.so/OpenAI-API-Community-Examples-ce088785e541498698c1895798e67664" xlink:type="simple">Open AI Directory</text:a></text:p>
          </table:table-cell>
          <table:table-cell table:style-name="ce21" office:value-type="string" calcext:value-type="string">
            <text:p>Generation</text:p>
          </table:table-cell>
          <table:table-cell table:style-name="ce21"/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notion.so/1st-3rd-Person-Writing-ba3be8267da042498c5cc7430558c2a8" xlink:type="simple">1st→3rd Person Writing</text:a></text:p>
          </table:table-cell>
          <table:table-cell table:style-name="ce15" office:value-type="string" calcext:value-type="string">
            <text:p><text:a xlink:href="https://www.notion.so/OpenAI-API-Community-Examples-ce088785e541498698c1895798e67664" xlink:type="simple">Open AI Directory</text:a></text:p>
          </table:table-cell>
          <table:table-cell table:style-name="ce21" office:value-type="string" calcext:value-type="string">
            <text:p>Transformation</text:p>
          </table:table-cell>
          <table:table-cell table:style-name="ce21"/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notion.so/Multiple-Choice-Answers-Explanation-45affa28daae44f1862c8800928150a2" xlink:type="simple">Multiple Choice Answers &amp; Explanation</text:a></text:p>
          </table:table-cell>
          <table:table-cell table:style-name="ce15" office:value-type="string" calcext:value-type="string">
            <text:p><text:a xlink:href="https://www.notion.so/OpenAI-API-Community-Examples-ce088785e541498698c1895798e67664" xlink:type="simple">Open AI Directory</text:a></text:p>
          </table:table-cell>
          <table:table-cell table:style-name="ce21" office:value-type="string" calcext:value-type="string">
            <text:p>Completion</text:p>
          </table:table-cell>
          <table:table-cell table:style-name="ce21"/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notion.so/Poem-Generator-9ce8ed105fbb4ac38546e566e1d61ecf" xlink:type="simple">Poem Generator</text:a></text:p>
          </table:table-cell>
          <table:table-cell table:style-name="ce15" office:value-type="string" calcext:value-type="string">
            <text:p><text:a xlink:href="https://www.notion.so/OpenAI-API-Community-Examples-ce088785e541498698c1895798e67664" xlink:type="simple">Open AI Directory</text:a></text:p>
          </table:table-cell>
          <table:table-cell table:style-name="ce21" office:value-type="string" calcext:value-type="string">
            <text:p>Generation</text:p>
          </table:table-cell>
          <table:table-cell table:style-name="ce21"/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notion.so/Math-29ed8323bf264f229f1c5952b558869b" xlink:type="simple">Math</text:a></text:p>
          </table:table-cell>
          <table:table-cell table:style-name="ce15" office:value-type="string" calcext:value-type="string">
            <text:p><text:a xlink:href="https://www.notion.so/OpenAI-API-Community-Examples-ce088785e541498698c1895798e67664" xlink:type="simple">Open AI Directory</text:a></text:p>
          </table:table-cell>
          <table:table-cell table:style-name="ce21" office:value-type="string" calcext:value-type="string">
            <text:p>Completion</text:p>
          </table:table-cell>
          <table:table-cell table:style-name="ce21"/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notion.so/Headline-Generation-0085d63d0e524d1a8a96d85b94052c21" xlink:type="simple">Headline Generation</text:a></text:p>
          </table:table-cell>
          <table:table-cell table:style-name="ce15" office:value-type="string" calcext:value-type="string">
            <text:p><text:a xlink:href="https://www.notion.so/OpenAI-API-Community-Examples-ce088785e541498698c1895798e67664" xlink:type="simple">Open AI Directory</text:a></text:p>
          </table:table-cell>
          <table:table-cell table:style-name="ce21" office:value-type="string" calcext:value-type="string">
            <text:p>Completion</text:p>
          </table:table-cell>
          <table:table-cell table:style-name="ce21"/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notion.so/React-Components-Generator-015f97ef737e498a8d4d40ff8ccce288" xlink:type="simple">React code Generator</text:a></text:p>
          </table:table-cell>
          <table:table-cell table:style-name="ce15" office:value-type="string" calcext:value-type="string">
            <text:p><text:a xlink:href="https://www.notion.so/OpenAI-API-Community-Examples-ce088785e541498698c1895798e67664" xlink:type="simple">Open AI Directory</text:a></text:p>
          </table:table-cell>
          <table:table-cell table:style-name="ce21" office:value-type="string" calcext:value-type="string">
            <text:p>Generation</text:p>
          </table:table-cell>
          <table:table-cell table:style-name="ce21"/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notion.so/Cover-Letter-Generator-8ac55d1145dc4243ae0dc97345e3661f" xlink:type="simple">Cover Letter Generator</text:a></text:p>
          </table:table-cell>
          <table:table-cell table:style-name="ce15" office:value-type="string" calcext:value-type="string">
            <text:p><text:a xlink:href="https://www.notion.so/OpenAI-API-Community-Examples-ce088785e541498698c1895798e67664" xlink:type="simple">Open AI Directory</text:a></text:p>
          </table:table-cell>
          <table:table-cell table:style-name="ce21" office:value-type="string" calcext:value-type="string">
            <text:p>Generation</text:p>
          </table:table-cell>
          <table:table-cell table:style-name="ce21"/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notion.so/Film-Scripts-4740186e8bbf47d1b2f2c6623f5cf4a1" xlink:type="simple">Film Scripts</text:a></text:p>
          </table:table-cell>
          <table:table-cell table:style-name="ce15" office:value-type="string" calcext:value-type="string">
            <text:p><text:a xlink:href="https://www.notion.so/OpenAI-API-Community-Examples-ce088785e541498698c1895798e67664" xlink:type="simple">Open AI Directory</text:a></text:p>
          </table:table-cell>
          <table:table-cell table:style-name="ce21" office:value-type="string" calcext:value-type="string">
            <text:p>Completion</text:p>
          </table:table-cell>
          <table:table-cell table:style-name="ce21" office:value-type="string" calcext:value-type="string">
            <text:p>A completion of a film script</text:p>
          </table:table-cell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notion.so/Storytelling-aa55a5d197f84e5cb2bb92d1dc9f1439" xlink:type="simple">Text Adventure</text:a></text:p>
          </table:table-cell>
          <table:table-cell table:style-name="ce15" office:value-type="string" calcext:value-type="string">
            <text:p><text:a xlink:href="https://www.notion.so/OpenAI-API-Community-Examples-ce088785e541498698c1895798e67664" xlink:type="simple">Open AI Directory</text:a></text:p>
          </table:table-cell>
          <table:table-cell table:style-name="ce21" office:value-type="string" calcext:value-type="string">
            <text:p>Storytelling</text:p>
          </table:table-cell>
          <table:table-cell table:style-name="ce21"/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notion.so/Summarization-69a5c64efb2f463f9eb556485f0e2fcc" xlink:type="simple">Summarization</text:a></text:p>
          </table:table-cell>
          <table:table-cell table:style-name="ce15" office:value-type="string" calcext:value-type="string">
            <text:p><text:a xlink:href="https://www.notion.so/OpenAI-API-Community-Examples-ce088785e541498698c1895798e67664" xlink:type="simple">Open AI Directory</text:a></text:p>
          </table:table-cell>
          <table:table-cell table:style-name="ce21" office:value-type="string" calcext:value-type="string">
            <text:p>Summarization</text:p>
          </table:table-cell>
          <table:table-cell table:style-name="ce21" office:value-type="string" calcext:value-type="string">
            <text:p>Note: Very powerful usecase </text:p>
          </table:table-cell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notion.so/Spellcheck-Capitalization-90670dde7378463ebb45ddff14c8e55c" xlink:type="simple">Spellcheck &amp; Capitalization</text:a></text:p>
          </table:table-cell>
          <table:table-cell table:style-name="ce15" office:value-type="string" calcext:value-type="string">
            <text:p><text:a xlink:href="https://www.notion.so/OpenAI-API-Community-Examples-ce088785e541498698c1895798e67664" xlink:type="simple">Open AI Directory</text:a></text:p>
          </table:table-cell>
          <table:table-cell table:style-name="ce21" office:value-type="string" calcext:value-type="string">
            <text:p>Transformation</text:p>
          </table:table-cell>
          <table:table-cell table:style-name="ce21" office:value-type="string" calcext:value-type="string">
            <text:p>Poor English: She no went to the market.</text:p>
            <text:p>Corrected English: She didn't go to the market.</text:p>
          </table:table-cell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notion.so/Language-Translation-e9d38b65ed634fc8a75c6ac2b8901c1f" xlink:type="simple">Language Translation</text:a></text:p>
          </table:table-cell>
          <table:table-cell table:style-name="ce15" office:value-type="string" calcext:value-type="string">
            <text:p><text:a xlink:href="https://www.notion.so/OpenAI-API-Community-Examples-ce088785e541498698c1895798e67664" xlink:type="simple">Open AI Directory</text:a></text:p>
          </table:table-cell>
          <table:table-cell table:style-name="ce21" office:value-type="string" calcext:value-type="string">
            <text:p>Translation</text:p>
          </table:table-cell>
          <table:table-cell table:style-name="ce21" office:value-type="string" calcext:value-type="string">
            <text:p>English: See you later!</text:p>
            <text:p>French: À tout à l'heure!</text:p>
          </table:table-cell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notion.so/Sales-Marketing-Product-Generator-3b557d60dd1d4845b4bac45134f583bc" xlink:type="simple">Product Name Generator</text:a></text:p>
          </table:table-cell>
          <table:table-cell table:style-name="ce15" office:value-type="string" calcext:value-type="string">
            <text:p><text:a xlink:href="https://www.notion.so/OpenAI-API-Community-Examples-ce088785e541498698c1895798e67664" xlink:type="simple">Open AI Directory</text:a></text:p>
          </table:table-cell>
          <table:table-cell table:style-name="ce21" office:value-type="string" calcext:value-type="string">
            <text:p>Generation</text:p>
          </table:table-cell>
          <table:table-cell table:style-name="ce21" office:value-type="string" calcext:value-type="string">
            <text:p>plus Marketing Strategy Generator</text:p>
          </table:table-cell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notion.so/Code-Translation-416ad93f325a43c28f63ebd74a9158d3" xlink:type="simple">Code Translation</text:a></text:p>
          </table:table-cell>
          <table:table-cell table:style-name="ce15" office:value-type="string" calcext:value-type="string">
            <text:p><text:a xlink:href="https://www.notion.so/OpenAI-API-Community-Examples-ce088785e541498698c1895798e67664" xlink:type="simple">Open AI Directory</text:a></text:p>
          </table:table-cell>
          <table:table-cell table:style-name="ce21" office:value-type="string" calcext:value-type="string">
            <text:p>Translation</text:p>
          </table:table-cell>
          <table:table-cell table:style-name="ce21" office:value-type="string" calcext:value-type="string">
            <text:p>Python:</text:p>
            <text:p>list[1:4] </text:p>
            <text:p>Ruby:</text:p>
            <text:p>list[1..4]</text:p>
          </table:table-cell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notion.so/Classification-96632253f4d9428589e978b760b8a109" xlink:type="simple">Classification</text:a></text:p>
          </table:table-cell>
          <table:table-cell table:style-name="ce15" office:value-type="string" calcext:value-type="string">
            <text:p><text:a xlink:href="https://www.notion.so/OpenAI-API-Community-Examples-ce088785e541498698c1895798e67664" xlink:type="simple">Open AI Directory</text:a></text:p>
          </table:table-cell>
          <table:table-cell table:style-name="ce21" office:value-type="string" calcext:value-type="string">
            <text:p>Classification</text:p>
          </table:table-cell>
          <table:table-cell table:style-name="ce21"/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notion.so/Parse-Unstructured-Data-2eeefc5eb4534e16acf6f0d1afcba55d" xlink:type="simple">Parse Unstructured Data</text:a></text:p>
          </table:table-cell>
          <table:table-cell table:style-name="ce15" office:value-type="string" calcext:value-type="string">
            <text:p><text:a xlink:href="https://www.notion.so/OpenAI-API-Community-Examples-ce088785e541498698c1895798e67664" xlink:type="simple">Open AI Directory</text:a></text:p>
          </table:table-cell>
          <table:table-cell table:style-name="ce21" office:value-type="string" calcext:value-type="string">
            <text:p>Data parsing</text:p>
          </table:table-cell>
          <table:table-cell table:style-name="ce21" office:value-type="string" calcext:value-type="string">
            <text:p>Parsing nouns, e-mails, fruits etc.</text:p>
          </table:table-cell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notion.so/Analogies-Generator-1c0a2e098cb248a5a03d413c708e86ba" xlink:type="simple">Analogies Generator</text:a></text:p>
          </table:table-cell>
          <table:table-cell table:style-name="ce15" office:value-type="string" calcext:value-type="string">
            <text:p><text:a xlink:href="https://www.notion.so/OpenAI-API-Community-Examples-ce088785e541498698c1895798e67664" xlink:type="simple">Open AI Directory</text:a></text:p>
          </table:table-cell>
          <table:table-cell table:style-name="ce21" office:value-type="string" calcext:value-type="string">
            <text:p>Completion</text:p>
          </table:table-cell>
          <table:table-cell table:style-name="ce21" office:value-type="string" calcext:value-type="string">
            <text:p>"Social media is like...."</text:p>
          </table:table-cell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notion.so/Bullet-Points-Email-Generator-1574946e847d4b969eecc26676264863" xlink:type="simple">Bullet Points→Email Generator</text:a></text:p>
          </table:table-cell>
          <table:table-cell table:style-name="ce15" office:value-type="string" calcext:value-type="string">
            <text:p><text:a xlink:href="https://www.notion.so/OpenAI-API-Community-Examples-ce088785e541498698c1895798e67664" xlink:type="simple">Open AI Directory</text:a></text:p>
          </table:table-cell>
          <table:table-cell table:style-name="ce21" office:value-type="string" calcext:value-type="string">
            <text:p>Generation</text:p>
          </table:table-cell>
          <table:table-cell table:style-name="ce21"/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notion.so/Idea-Generator-3f5492dd27c44c23a1f1629e8fc03b00" xlink:type="simple">Idea Generator</text:a></text:p>
          </table:table-cell>
          <table:table-cell table:style-name="ce15" office:value-type="string" calcext:value-type="string">
            <text:p><text:a xlink:href="https://www.notion.so/OpenAI-API-Community-Examples-ce088785e541498698c1895798e67664" xlink:type="simple">Open AI Directory</text:a></text:p>
          </table:table-cell>
          <table:table-cell table:style-name="ce21" office:value-type="string" calcext:value-type="string">
            <text:p>Generation</text:p>
          </table:table-cell>
          <table:table-cell table:style-name="ce21" office:value-type="string" calcext:value-type="string">
            <text:p>2. The Clown. </text:p>
            <text:p>A man wants to be a successful clown, but realizes that he is no good.</text:p>
          </table:table-cell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notion.so/Rhyming-bf2421a1a1894542bad59e6a56b66f1e" xlink:type="simple">Rhyming</text:a></text:p>
          </table:table-cell>
          <table:table-cell table:style-name="ce15" office:value-type="string" calcext:value-type="string">
            <text:p><text:a xlink:href="https://www.notion.so/OpenAI-API-Community-Examples-ce088785e541498698c1895798e67664" xlink:type="simple">Open AI Directory</text:a></text:p>
          </table:table-cell>
          <table:table-cell table:style-name="ce21" office:value-type="string" calcext:value-type="string">
            <text:p>Completion</text:p>
          </table:table-cell>
          <table:table-cell table:style-name="ce21" office:value-type="string" calcext:value-type="string">
            <text:p>q: what rhymes with "floor"</text:p>
            <text:p>a: more</text:p>
          </table:table-cell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notion.so/Chatbot-3fc56431d91a4a98b038f022c661ab9e" xlink:type="simple">Chatbot Examples</text:a></text:p>
          </table:table-cell>
          <table:table-cell table:style-name="ce15" office:value-type="string" calcext:value-type="string">
            <text:p><text:a xlink:href="https://www.notion.so/OpenAI-API-Community-Examples-ce088785e541498698c1895798e67664" xlink:type="simple">Open AI Directory</text:a></text:p>
          </table:table-cell>
          <table:table-cell table:style-name="ce21" office:value-type="string" calcext:value-type="string">
            <text:p>Q&amp;A</text:p>
          </table:table-cell>
          <table:table-cell table:style-name="ce21"/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notion.so/Q-A-a8629813805045ae91be72e079347a05" xlink:type="simple">Q&amp;A</text:a></text:p>
          </table:table-cell>
          <table:table-cell table:style-name="ce15" office:value-type="string" calcext:value-type="string">
            <text:p><text:a xlink:href="https://www.notion.so/OpenAI-API-Community-Examples-ce088785e541498698c1895798e67664" xlink:type="simple">Open AI Directory</text:a></text:p>
          </table:table-cell>
          <table:table-cell table:style-name="ce21" office:value-type="string" calcext:value-type="string">
            <text:p>Q&amp;A</text:p>
          </table:table-cell>
          <table:table-cell table:style-name="ce21"/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notion.so/Book-Review-Generator-cae60c62bc16457e97a67a5b33481bcd" xlink:type="simple">Book Review Generator</text:a></text:p>
          </table:table-cell>
          <table:table-cell table:style-name="ce15" office:value-type="string" calcext:value-type="string">
            <text:p><text:a xlink:href="https://www.notion.so/OpenAI-API-Community-Examples-ce088785e541498698c1895798e67664" xlink:type="simple">Open AI Directory</text:a></text:p>
          </table:table-cell>
          <table:table-cell table:style-name="ce21" office:value-type="string" calcext:value-type="string">
            <text:p>Completion</text:p>
          </table:table-cell>
          <table:table-cell table:style-name="ce21"/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twilio.com/blog/generating-cooking-recipes-openai-gpt3-ruby" xlink:type="simple">Cooking recipies</text:a></text:p>
          </table:table-cell>
          <table:table-cell table:style-name="ce15" office:value-type="string" calcext:value-type="string">
            <text:p><text:a xlink:href="https://www.twilio.com/blog" xlink:type="simple">Twilio</text:a></text:p>
          </table:table-cell>
          <table:table-cell table:style-name="ce21" office:value-type="string" calcext:value-type="string">
            <text:p>Generation</text:p>
          </table:table-cell>
          <table:table-cell table:style-name="ce21" office:value-type="string" calcext:value-type="string">
            <text:p>Recipy Generator </text:p>
          </table:table-cell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twilio.com/blog/python-whatsapp-chef-bot-openai-gpt3" xlink:type="simple">Personal Michelin Star Chef Chatbot</text:a></text:p>
          </table:table-cell>
          <table:table-cell table:style-name="ce15" office:value-type="string" calcext:value-type="string">
            <text:p><text:a xlink:href="https://www.twilio.com/blog" xlink:type="simple">Twilio</text:a></text:p>
          </table:table-cell>
          <table:table-cell table:style-name="ce21" office:value-type="string" calcext:value-type="string">
            <text:p>Chatbot</text:p>
          </table:table-cell>
          <table:table-cell table:style-name="ce21"/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vasilishynkarenka.com/gpt-3/" xlink:type="simple">Hacker News Headlines</text:a></text:p>
          </table:table-cell>
          <table:table-cell table:style-name="ce15" office:value-type="string" calcext:value-type="string">
            <text:p><text:a xlink:href="https://vasilishynkarenka.com/" xlink:type="simple">Vasili Shynkarenka</text:a></text:p>
          </table:table-cell>
          <table:table-cell table:style-name="ce21" office:value-type="string" calcext:value-type="string">
            <text:p>Generation</text:p>
          </table:table-cell>
          <table:table-cell table:style-name="ce21"/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beta.openai.com/playground/p/mX0qtnBEZra0zTeqWrBPNUF9?model=curie" xlink:type="simple">Key-points extraction with Currie </text:a></text:p>
          </table:table-cell>
          <table:table-cell table:style-name="ce15" office:value-type="string" calcext:value-type="string">
            <text:p><text:a xlink:href="https://www.notion.so/OpenAI-API-Community-Examples-ce088785e541498698c1895798e67664" xlink:type="simple">Open AI Directory</text:a></text:p>
          </table:table-cell>
          <table:table-cell table:style-name="ce21" office:value-type="string" calcext:value-type="string">
            <text:p>Summarization</text:p>
          </table:table-cell>
          <table:table-cell table:style-name="ce21" office:value-type="string" calcext:value-type="string">
            <text:p>A direct link to OpenAI playground</text:p>
          </table:table-cell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10" office:value-type="string" calcext:value-type="string">
            <text:p>Customer Report Summarization</text:p>
          </table:table-cell>
          <table:table-cell table:style-name="ce16" office:value-type="string" calcext:value-type="string">
            <text:p>Unknown</text:p>
          </table:table-cell>
          <table:table-cell table:style-name="ce21" office:value-type="string" calcext:value-type="string">
            <text:p>Summarization</text:p>
          </table:table-cell>
          <table:table-cell table:style-name="ce21" office:value-type="string" calcext:value-type="string">
            <text:p>A direct link to OpenAI playground</text:p>
          </table:table-cell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beta.openai.com/playground/p/GuZ94jcvbty0qxEJuPGu4Zqa?model=davinci" xlink:type="simple">Bacronims</text:a></text:p>
          </table:table-cell>
          <table:table-cell table:style-name="ce16" office:value-type="string" calcext:value-type="string">
            <text:p>Unknown</text:p>
          </table:table-cell>
          <table:table-cell table:style-name="ce21" office:value-type="string" calcext:value-type="string">
            <text:p>Transformation</text:p>
          </table:table-cell>
          <table:table-cell table:style-name="ce21" office:value-type="string" calcext:value-type="string">
            <text:p>Input: [T][A][R][D][I][S]</text:p>
            <text:p>Context: A system for compressing text documents, where tokens are turned into images before compression.</text:p>
            <text:p>Output: [T]ext [A]ctually [R]andomly [D]istorted [I]mage [S]equences</text:p>
          </table:table-cell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beta.openai.com/playground/p/IWWvCEVitzkG52taKFavUjze" xlink:type="simple">Tarot Generrator</text:a></text:p>
          </table:table-cell>
          <table:table-cell table:style-name="ce16" office:value-type="string" calcext:value-type="string">
            <text:p>Unknown</text:p>
          </table:table-cell>
          <table:table-cell table:style-name="ce21" office:value-type="string" calcext:value-type="string">
            <text:p>Generation</text:p>
          </table:table-cell>
          <table:table-cell table:style-name="ce21" office:value-type="string" calcext:value-type="string">
            <text:p>A direct link to OpenAI playground</text:p>
          </table:table-cell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twitter.com/michaeltefula/status/1285505897108832257" xlink:type="simple">Legal documents -&gt; Simple English</text:a></text:p>
          </table:table-cell>
          <table:table-cell table:style-name="ce15" office:value-type="string" calcext:value-type="string">
            <text:p><text:a xlink:href="https://twitter.com/michaeltefula" xlink:type="simple">Michael</text:a></text:p>
          </table:table-cell>
          <table:table-cell table:style-name="ce21" office:value-type="string" calcext:value-type="string">
            <text:p>Summarization</text:p>
          </table:table-cell>
          <table:table-cell table:style-name="ce21"/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medium.com/@marcinkraszewski/gpt-3-project-ideas-with-code-5940c275bc41" xlink:type="simple">Rewriting Linkedin Post </text:a></text:p>
          </table:table-cell>
          <table:table-cell table:style-name="ce15" office:value-type="string" calcext:value-type="string">
            <text:p><text:a xlink:href="https://twitter.com/skilenstein" xlink:type="simple">Marcin</text:a></text:p>
          </table:table-cell>
          <table:table-cell table:style-name="ce21" office:value-type="string" calcext:value-type="string">
            <text:p>Transformation</text:p>
          </table:table-cell>
          <table:table-cell table:style-name="ce21" office:value-type="string" calcext:value-type="string">
            <text:p>Ttile: LinkedInPostPOP (Prompt included)</text:p>
          </table:table-cell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medium.com/@marcinkraszewski/gpt-3-project-ideas-with-code-5940c275bc41" xlink:type="simple">Brand &amp;Logo generator</text:a></text:p>
          </table:table-cell>
          <table:table-cell table:style-name="ce15" office:value-type="string" calcext:value-type="string">
            <text:p><text:a xlink:href="https://twitter.com/skilenstein" xlink:type="simple">Marcin</text:a></text:p>
          </table:table-cell>
          <table:table-cell table:style-name="ce21" office:value-type="string" calcext:value-type="string">
            <text:p>Generation</text:p>
          </table:table-cell>
          <table:table-cell table:style-name="ce21" office:value-type="string" calcext:value-type="string">
            <text:p>Search for: BrandByAI</text:p>
          </table:table-cell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medium.com/@marcinkraszewski/gpt-3-project-ideas-with-code-5940c275bc41" xlink:type="simple">Description to SVG code</text:a></text:p>
          </table:table-cell>
          <table:table-cell table:style-name="ce15" office:value-type="string" calcext:value-type="string">
            <text:p><text:a xlink:href="https://twitter.com/skilenstein" xlink:type="simple">Marcin</text:a></text:p>
          </table:table-cell>
          <table:table-cell table:style-name="ce21" office:value-type="string" calcext:value-type="string">
            <text:p>Transformation</text:p>
          </table:table-cell>
          <table:table-cell table:style-name="ce21" office:value-type="string" calcext:value-type="string">
            <text:p>Search for: Generating SVG code with decription</text:p>
          </table:table-cell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://gptprompts.wikidot.com/linguistics:word-in-context" xlink:type="simple">Word in Context</text:a></text:p>
          </table:table-cell>
          <table:table-cell table:style-name="ce15" office:value-type="string" calcext:value-type="string">
            <text:p><text:a xlink:href="http://gptprompts.wikidot.com/" xlink:type="simple">GPTprompts</text:a></text:p>
          </table:table-cell>
          <table:table-cell table:style-name="ce21" office:value-type="string" calcext:value-type="string">
            <text:p>Completion</text:p>
          </table:table-cell>
          <table:table-cell table:style-name="ce21"/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www.instagram.com/briefsfromai/" xlink:type="simple">Brand briefs from AI</text:a></text:p>
          </table:table-cell>
          <table:table-cell table:style-name="ce15" office:value-type="string" calcext:value-type="string">
            <text:p><text:a xlink:href="https://www.instagram.com/charlotablunarova/" xlink:type="simple">Charlota Blunarova</text:a></text:p>
          </table:table-cell>
          <table:table-cell table:style-name="ce21" office:value-type="string" calcext:value-type="string">
            <text:p>Generation</text:p>
          </table:table-cell>
          <table:table-cell table:style-name="ce21"/>
          <table:table-cell table:style-name="ce30" office:value-type="string" calcext:value-type="string">
            <text:p>❌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medium.com/@marcinkraszewski/gpt-3-project-ideas-with-code-5940c275bc41" xlink:type="simple">Country Flag Generator</text:a></text:p>
          </table:table-cell>
          <table:table-cell table:style-name="ce15" office:value-type="string" calcext:value-type="string">
            <text:p><text:a xlink:href="https://twitter.com/skilenstein" xlink:type="simple">Marcin</text:a></text:p>
          </table:table-cell>
          <table:table-cell table:style-name="ce21" office:value-type="string" calcext:value-type="string">
            <text:p>Generation</text:p>
          </table:table-cell>
          <table:table-cell table:style-name="ce21" office:value-type="string" calcext:value-type="string">
            <text:p>Search for "NewCountryNewFlag"</text:p>
          </table:table-cell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9" office:value-type="string" calcext:value-type="string">
            <text:p><text:a xlink:href="https://twitter.com/QasimMunye/status/1278750809094750211" xlink:type="simple">Answering Medical Questions </text:a></text:p>
          </table:table-cell>
          <table:table-cell table:style-name="ce15" office:value-type="string" calcext:value-type="string">
            <text:p><text:a xlink:href="https://twitter.com/QasimMunye" xlink:type="simple">Qasim Munye</text:a></text:p>
          </table:table-cell>
          <table:table-cell table:style-name="ce21" office:value-type="string" calcext:value-type="string">
            <text:p>Q&amp;A</text:p>
          </table:table-cell>
          <table:table-cell table:style-name="ce21" office:value-type="string" calcext:value-type="string">
            <text:p>!GPT-3 should not be used as a source for providing medical advice</text:p>
          </table:table-cell>
          <table:table-cell table:style-name="ce30" office:value-type="string" calcext:value-type="string">
            <text:p>✅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4" table:number-columns-repeated="6"/>
          <table:table-cell table:style-name="ce32"/>
          <table:table-cell table:number-columns-repeated="1017"/>
        </table:table-row>
        <table:table-row table:style-name="ro6" table:number-rows-repeated="104851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Helvetica Neue" svg:font-family="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nal_20_Sheet" style:display-name="PageStyle_Final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3" meta:object-count="0"/>
    <meta:generator>LibreOfficeDev/6.0.5.2$Linux_X86_64 LibreOffice_project/</meta:generator>
  </office:meta>
</office:document-meta>
</file>